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2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ntwicklung</text:h>
      <text:h text:style-name="Heading_20_2" text:outline-level="2">Wireframes Webseite</text:h>
      <text:h text:style-name="Heading_20_2" text:outline-level="2">Prototyp Webseite</text:h>
      <text:h text:style-name="Heading_20_2" text:outline-level="2">Umsetzung Websei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8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twicklung</dc:title>
    <dc:date>2018-08-03T09:30:16.738580983</dc:date>
    <dc:creator>Janet Lehmann</dc:creator>
    <meta:editing-duration>P0D</meta:editing-duration>
    <meta:editing-cycles>1</meta:editing-cycles>
    <meta:document-statistic meta:table-count="0" meta:image-count="0" meta:object-count="0" meta:paragraph-count="8" meta:word-count="17" meta:character-count="109" meta:non-whitespace-character-count="104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09:11:27.625008831"/>
  </office:meta>
</office:document-meta>
</file>